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shadow="none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1849560" text:id="ct1718495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1822216" text:id="ct17182221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1769768" text:id="ct171769768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1769568" text:id="ct17176956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1788104" text:id="ct171788104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72956584" text:id="ct172956584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84313184" text:id="ct184313184">
          <text:insertion>
            <office:change-info>
              <dc:creator>Gauthier Bastien</dc:creator>
              <dc:date>2013-04-29T17:09:00</dc:date>
            </office:change-info>
          </text:insertion>
        </text:changed-region>
        <text:changed-region xml:id="ct186700536" text:id="ct18670053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3926744" text:id="ct183926744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83127312" text:id="ct183127312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3131768" text:id="ct18313176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1875640" text:id="ct171875640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2706784" text:id="ct17270678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71849560"/>self.Title()<text:change-end text:change-id="ct1718495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adapted().getStrikedAssembly())</text:p></office:annotation><text:change text:change-id="ct171822216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InOrder(uids=itemUids)</text:p></office:annotation><text:change-start text:change-id="ct171769768"/>item.getItemNumber(relativeTo='meeting')<text:change-end text:change-id="ct171769768"/>. <text:change-start text:change-id="ct171769568"/>item.Title()<text:change-end text:change-id="ct171769568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7"><text:span text:style-name="T10">do text</text:span></text:p><text:p text:style-name="P27"><text:span text:style-name="T10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cision())</text:p><text:p/></office:annotation>Projet de décision</text:p>
        <text:p text:style-name="P7"/>
        <text:p text:style-name="P7"><text:span text:style-name="T4">Nombre d'annexe :</text:span><text:span text:style-name="T6"> </text:span><text:change-start text:change-id="ct171788104"/><text:span text:style-name="T7">len(item.getAnnexesToPrint())</text:span><text:change-end text:change-id="ct17178810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7"><text:span text:style-name="T9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6"><text:change-start text:change-id="ct172956584"/>annex['title']<text:change-end text:change-id="ct172956584"/> (Point n°<text:change-start text:change-id="ct184313184"/>item.getItemNumber()<text:change-end text:change-id="ct184313184"/>, Annexe <text:change-start text:change-id="ct186700536"/>annex['number']<text:change-end text:change-id="ct186700536"/>/<text:change-start text:change-id="ct183926744"/><text:span text:style-name="T5">len(item.getAnnexesToPrint())</text:span><text:change-end text:change-id="ct183926744"/>, page <text:change-start text:change-id="ct183127312"/>image['number']<text:change-end text:change-id="ct183127312"/>/<text:change-start text:change-id="ct183131768"/>annex['number_of_images']<text:change-end text:change-id="ct183131768"/>)</text:p>
                    <text:p text:style-name="Table_20_Contents"><office:annotation><dc:creator>Gauthier Bastien</dc:creator><dc:date>2013-04-29T14:46:49</dc:date><text:p text:style-name="P27"><text:span text:style-name="T9">do table for image in annex['images']</text:span></text:p></office:annotation><office:annotation><dc:creator>Gauthier Bastien</dc:creator><dc:date>2013-04-29T14:55:47</dc:date><text:p text:style-name="P27"><text:span text:style-name="T9">do text</text:span></text:p><text:p text:style-name="P27"><text:span text:style-name="T9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13"/>
        <text:p text:style-name="P21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71875640"/>item.getItemNumber(relativeTo='meeting')<text:change-end text:change-id="ct171875640"/>. <text:change-start text:change-id="ct172706784"/>item.Title()<text:change-end text:change-id="ct172706784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7"><text:span text:style-name="T10">do text</text:span></text:p><text:p text:style-name="P27"><text:span text:style-name="T10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cis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07</meta:editing-cycles>
    <meta:editing-duration>PT1H56M31S</meta:editing-duration>
    <meta:initial-creator>Gauthier Bastien</meta:initial-creator>
    <dc:date>2013-04-29T22:09:23</dc:date>
    <dc:creator>Gauthier Bastien</dc:creator>
    <meta:document-statistic meta:table-count="6" meta:image-count="0" meta:object-count="0" meta:page-count="3" meta:paragraph-count="21" meta:word-count="69" meta:character-count="559" meta:non-whitespace-character-count="519"/>
    <meta:user-defined meta:name="Info 1"/>
    <meta:user-defined meta:name="Info 2"/>
    <meta:user-defined meta:name="Info 3"/>
    <meta:user-defined meta:name="Info 4"/>
  </office:meta>
</office:document-meta>
</file>